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26in"/>
    </style:style>
    <style:style style:name="co3" style:family="table-column">
      <style:table-column-properties fo:break-before="auto" style:column-width="1.2638in"/>
    </style:style>
    <style:style style:name="co4" style:family="table-column">
      <style:table-column-properties fo:break-before="auto" style:column-width="2.1445in"/>
    </style:style>
    <style:style style:name="co5" style:family="table-column">
      <style:table-column-properties fo:break-before="auto" style:column-width="1.5516in"/>
    </style:style>
    <style:style style:name="co6" style:family="table-column">
      <style:table-column-properties fo:break-before="auto" style:column-width="3.2866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TES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AMATERS</text:p>
          </table:table-cell>
          <table:table-cell table:style-name="ce1" office:value-type="string">
            <text:p>EXPECTED RESUL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mail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alid Eail</text:p>
          </table:table-cell>
          <table:table-cell office:value-type="string">
            <text:p><text:a xlink:href="mailto:jmaccree@oswego.edu">jmaccree@oswego.edu</text:a></text:p>
          </table:table-cell>
          <table:table-cell office:value-type="string">
            <text:p>reset link sent</text:p>
          </table:table-cell>
          <table:table-cell table:number-columns-repeated="1020"/>
        </table:table-row>
        <table:table-row table:style-name="ro1">
          <table:table-cell office:value-type="string">
            <text:p>1a</text:p>
          </table:table-cell>
          <table:table-cell office:value-type="string">
            <text:p>Invalid Email</text:p>
          </table:table-cell>
          <table:table-cell office:value-type="string">
            <text:p>jmacree.com</text:p>
          </table:table-cell>
          <table:table-cell office:value-type="string">
            <text:p>program does nothing!</text:p>
          </table:table-cell>
          <table:table-cell table:number-columns-repeated="1020"/>
        </table:table-row>
        <table:table-row table:style-name="ro2">
          <table:table-cell office:value-type="string">
            <text:p>1b</text:p>
          </table:table-cell>
          <table:table-cell office:value-type="string">
            <text:p>Invalid Email</text:p>
          </table:table-cell>
          <table:table-cell office:value-type="string">
            <text:p><text:a xlink:href="mailto:jmaccree@store">jmaccree@store</text:a></text:p>
          </table:table-cell>
          <table:table-cell office:value-type="string">
            <text:p>program does nothing!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CONTROL FLOW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ES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AMATERS</text:p>
          </table:table-cell>
          <table:table-cell table:style-name="Default"/>
          <table:table-cell table:style-name="ce1" office:value-type="string">
            <text:p>PATH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CF1</text:p>
          </table:table-cell>
          <table:table-cell office:value-type="string">
            <text:p>Valid Email</text:p>
          </table:table-cell>
          <table:table-cell office:value-type="string">
            <text:p>Email = “<text:a xlink:href="mailto:jmaccree@oswego.edu">jmaccree@oswego.edu</text:a>”</text:p>
          </table:table-cell>
          <table:table-cell/>
          <table:table-cell office:value-type="string">
            <text:p>User Inputs Email, is valid, Email reset link</text:p>
          </table:table-cell>
          <table:table-cell table:number-columns-repeated="1019"/>
        </table:table-row>
        <table:table-row table:style-name="ro2">
          <table:table-cell office:value-type="string">
            <text:p>CF2</text:p>
          </table:table-cell>
          <table:table-cell office:value-type="string">
            <text:p>Invalid Email</text:p>
          </table:table-cell>
          <table:table-cell office:value-type="string">
            <text:p>Email = “<text:a xlink:href="mailto:jmaccree@store">jmaccree@store</text:a>”</text:p>
          </table:table-cell>
          <table:table-cell/>
          <table:table-cell office:value-type="string">
            <text:p>User Inputs Email, is NOT valid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3/02/2016</text:date>, <text:time>13:5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</meta:initial-creator>
    <meta:creation-date>2016-03-02T12:52:54</meta:creation-date>
    <meta:generator>OpenOffice/4.1.1$Unix OpenOffice.org_project/411m6$Build-9775</meta:generator>
    <dc:date>2016-03-02T13:53:22</dc:date>
    <dc:creator>Justin </dc:creator>
    <meta:editing-duration>PT54M52S</meta:editing-duration>
    <meta:editing-cycles>4</meta:editing-cycles>
    <meta:document-statistic meta:table-count="3" meta:cell-count="30" meta:object-count="0"/>
  </office:meta>
</office:document-meta>
</file>